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B60CBC2DF4C6ED1B52.png" manifest:media-type="image/png"/>
  <manifest:file-entry manifest:full-path="Pictures/10000000000002140000019DA0709442ECC7BFC4.png" manifest:media-type="image/png"/>
  <manifest:file-entry manifest:full-path="Pictures/10000201000003C8000002F4786981E80EEBBE4F.png" manifest:media-type="image/png"/>
  <manifest:file-entry manifest:full-path="Pictures/1000020100000423000002FB6F52410A0925A094.png" manifest:media-type="image/png"/>
  <manifest:file-entry manifest:full-path="Pictures/1000020100000208000001A1627241214B669D4A.png" manifest:media-type="image/png"/>
  <manifest:file-entry manifest:full-path="Pictures/1000000000000226000001BA4F4FAD53C41DD3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5.611cm" svg:height="20.002cm" svg:x="1.059cm" svg:y="0.572cm">
          <draw:image xlink:href="Pictures/10000201000003C8000002F4786981E80EEBBE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draw:frame draw:style-name="gr1" draw:text-style-name="P1" draw:layer="layout" svg:width="22.086cm" svg:height="15.913cm" svg:x="2.552cm" svg:y="4.343cm">
          <draw:image xlink:href="Pictures/1000020100000423000002FB6F52410A0925A0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frame draw:style-name="gr1" draw:text-style-name="P1" draw:layer="layout" svg:width="10.59cm" svg:height="8.492cm" svg:x="3.126cm" svg:y="6.748cm">
          <draw:image xlink:href="Pictures/1000020100000208000001A1627241214B669D4A.png" xlink:type="simple" xlink:show="embed" xlink:actuate="onLoad">
            <text:p/>
          </draw:image>
        </draw:frame>
        <draw:frame draw:style-name="gr1" draw:text-style-name="P1" draw:layer="layout" svg:width="9.906cm" svg:height="7.961cm" svg:x="14.478cm" svg:y="6.858cm">
          <draw:image xlink:href="Pictures/1000000000000226000001BA4F4FAD53C41DD3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3" draw:text-style-name="P3" draw:layer="layout" svg:width="14.075cm" svg:height="10.926cm" svg:x="13.611cm" svg:y="6.092cm">
          <draw:image xlink:href="Pictures/10000000000002140000019DA0709442ECC7BFC4.png" xlink:type="simple" xlink:show="embed" xlink:actuate="onLoad">
            <text:p/>
          </draw:image>
        </draw:frame>
        <draw:frame draw:style-name="gr3" draw:text-style-name="P3" draw:layer="layout" svg:width="13.303cm" svg:height="10.83cm" svg:x="0.1cm" svg:y="6.092cm">
          <draw:image xlink:href="Pictures/100000000000021A000001B60CBC2DF4C6ED1B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09-26T11:12:51.368187078</dc:date>
    <meta:editing-duration>P1DT7H57M5S</meta:editing-duration>
    <meta:editing-cycles>17</meta:editing-cycles>
    <meta:generator>LibreOffice/5.1.6.2$Linux_X86_64 LibreOffice_project/10m0$Build-2</meta:generator>
    <meta:document-statistic meta:object-count="39"/>
  </office:meta>
</office:document-meta>
</file>